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01_chips_c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2_master_chef_c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3_cracker_bo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4_sugar_box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05_tomato_soup_c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06_mustard_bottle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7_tuna_fish_can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08_pudding_box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09_gelatin_box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10_potted_meat_can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1_banana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12_strawberry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13_apple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14_lemon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15_peach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16_pear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17_orange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18_plum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19_pitcher_base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21_bleach_cleanser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22_windex_bottl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3_wine_glas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24_bowl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25_mug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26_sponge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27-skille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28_skillet_lid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29_plate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30_fork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31_spoon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32_knife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33_spatula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035_power_drill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36_wood_block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37_scissors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38_padlock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39_key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40_large_marker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41_small_marke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42_adjustable_wrench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43_phillips_screwdriver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44_flat_screwdriver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046_plastic_bolt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47_plastic_nut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48_hammer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49_small_clamp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_medium_clamp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1_large_clamp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2_extra_large_clamp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3_mini_soccer_ball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4_softball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5_baseball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6_tennis_ball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7_racquetball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8_golf_ball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9_chai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61_foam_brick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62_dice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63-a_marbles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63-b_marbles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63-c_marbles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63-d_marbles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63-e_marbles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63-f_marbles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65-a_cups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65-b_cups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65-c_cups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65-d_cups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65-e_cups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65-f_cups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65-g_cups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65-h_cups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65-i_cup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65-j_cups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70-a_colored_wood_blocks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0-b_colored_wood_blocks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71_nine_hole_peg_test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72-a_toy_airplane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72-b_toy_airplane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72-c_toy_airplan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72-d_toy_airplane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72-e_toy_airplane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72-f_toy_airplane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72-g_toy_airplane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72-h_toy_airplane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72-i_toy_airplane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72-j_toy_airplane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72-k_toy_airplane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73-a_lego_duplo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73-b_lego_duplo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73-c_lego_duplo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73-d_lego_duplo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73-e_lego_duplo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73-f_lego_duplo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73-g_lego_duplo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73-h_lego_duplo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73-i_lego_duplo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73-j_lego_duplo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73-k_lego_duplo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73-l_lego_duplo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73-m_lego_duplo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76_timer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77_rubiks_cube</text:p>
          </table:table-cell>
          <table:table-cell/>
          <table:table-cell office:value-type="float" office:value="103" calcext:value-type="float">
            <text:p>103</text:p>
          </table:table-cell>
        </table:table-row>
      </table:table>
      <table:table table:name="Feuille2" table:style-name="ta1"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rack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ga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dding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latin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tedmea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ffe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n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p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star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matosoup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ac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um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d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each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cher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te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wl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k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oon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tula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glas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office:value-type="string" calcext:value-type="string">
            <text:p>largemarke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marker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dlock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lt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t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mp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cerball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ball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nisball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lfball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ambrick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ce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pe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in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bikscube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edwoodbloc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peghole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rpla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tshirt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gazine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ditc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godupl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sponge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edwoodblockpo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ball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quetball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b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mug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10:10:49.123891693</meta:creation-date>
    <dc:date>2021-06-22T11:51:59.045352956</dc:date>
    <meta:editing-duration>PT19M28S</meta:editing-duration>
    <meta:editing-cycles>2</meta:editing-cycles>
    <meta:generator>LibreOffice/6.0.7.3$Linux_X86_64 LibreOffice_project/00m0$Build-3</meta:generator>
    <meta:document-statistic meta:table-count="2" meta:cell-count="394" meta:object-count="0"/>
  </office:meta>
</office:document-meta>
</file>